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e17" officeooo:paragraph-rsid="001efe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ash@akash-HP-Pavilion-15-Notebook-PC:~$ docker run -ti -v /var/run/docker.sock:/var/run/docker.sock -v /home/akash:/data eclipse/che start</text:p>
      <text:p text:style-name="P1">Unable to find image 'eclipse/che:latest' locally</text:p>
      <text:p text:style-name="P1">latest: Pulling from eclipse/che</text:p>
      <text:p text:style-name="P1">81033e7c1d6a: Pull complete </text:p>
      <text:p text:style-name="P1">d7997e9f83cc: Pull complete </text:p>
      <text:p text:style-name="P1">be2496ef2242: Pull complete </text:p>
      <text:p text:style-name="P1">7cf44fbf9e58: Pull complete </text:p>
      <text:p text:style-name="P1">f739c7283b42: Pull complete </text:p>
      <text:p text:style-name="P1">538b0f205615: Pull complete </text:p>
      <text:p text:style-name="P1">e625ec138056: Pull complete </text:p>
      <text:p text:style-name="P1">7b8fd4924398: Pull complete </text:p>
      <text:p text:style-name="P1">Digest: sha256:ee6b89a8ba29f79e03de850d4dbf05714d0924ed9bc9275998fe5171f9dcdd67</text:p>
      <text:p text:style-name="P1">Status: Downloaded newer image for eclipse/che:latest</text:p>
      <text:p text:style-name="P1">WARN: Bound 'eclipse/che' to 'eclipse/che:6.5.1'</text:p>
      <text:p text:style-name="P1">WARNING: No swap limit support</text:p>
      <text:p text:style-name="P1">INFO: (che cli): Pulling image alpine:3.4</text:p>
      <text:p text:style-name="P1">INFO: (che cli): Pulling image eclipse/che-ip:6.5.1</text:p>
      <text:p text:style-name="P1">INFO: (che cli): 6.5.1 - using docker 18.03.1-ce / native</text:p>
      <text:p text:style-name="P1">INFO: (che download): Checking for image 'eclipse/che-init:6.5.1'... not found</text:p>
      <text:p text:style-name="P1">INFO: (che download): Pulling image eclipse/che-init:6.5.1</text:p>
      <text:p text:style-name="P1"/>
      <text:p text:style-name="P1">6.5.1: Pulling from eclipse/che-init</text:p>
      <text:p text:style-name="P1">e110a4a17941: Pull complete </text:p>
      <text:p text:style-name="P1">c6be0cda3022: Pull complete </text:p>
      <text:p text:style-name="P1">b883875a9222: Pull complete </text:p>
      <text:p text:style-name="P1">d7e1053f3043: Pull complete </text:p>
      <text:p text:style-name="P1">46fed7f9deeb: Pull complete </text:p>
      <text:p text:style-name="P1">85514158017f: Pull complete </text:p>
      <text:p text:style-name="P1">03a49b71c269: Pull complete </text:p>
      <text:p text:style-name="P1">dd60d2ffbeee: Pull complete </text:p>
      <text:p text:style-name="P1">48bb8af7fc51: Pull complete </text:p>
      <text:p text:style-name="P1">Digest: sha256:74cf12badd5c001799581678a828e85c5a3caeee84581735e357f9376a3f0d5c</text:p>
      <text:p text:style-name="P1">Status: Downloaded newer image for eclipse/che-init:6.5.1</text:p>
      <text:p text:style-name="P1"/>
      <text:p text:style-name="P1">INFO: (che download): Checking for image 'eclipse/che-server:6.5.1'... not found</text:p>
      <text:p text:style-name="P1">INFO: (che download): Pulling image eclipse/che-server:6.5.1</text:p>
      <text:p text:style-name="P1"/>
      <text:p text:style-name="P1">6.5.1: Pulling from eclipse/che-server</text:p>
      <text:p text:style-name="P1">1160f4abea84: Pull complete </text:p>
      <text:p text:style-name="P1">b1b3e089ad5b: Pull complete </text:p>
      <text:p text:style-name="P1">0e5d0518dcc5: Pull complete </text:p>
      <text:p text:style-name="P1">26b15346623d: Pull complete </text:p>
      <text:p text:style-name="P1">ac7e058d8df5: Pull complete </text:p>
      <text:p text:style-name="P1">d6f29a2abf3a: Pull complete </text:p>
      <text:p text:style-name="P1">e5771e89c359: Pull complete </text:p>
      <text:p text:style-name="P1">a72ce3896db3: Pull complete </text:p>
      <text:p text:style-name="P1">f457c71749ae: Pull complete </text:p>
      <text:p text:style-name="P1">Digest: sha256:5a80d9719cff83e1d547f98c1e1e7bbb3d491f45913406b2b80fdf02d7d5e98c</text:p>
      <text:p text:style-name="P1">Status: Downloaded newer image for eclipse/che-server:6.5.1</text:p>
      <text:p text:style-name="P1"/>
      <text:p text:style-name="P1">INFO: (che download): Checking for image 'docker/compose:1.10.1'... not found</text:p>
      <text:p text:style-name="P1"><text:soft-page-break/>INFO: (che download): Pulling image docker/compose:1.10.1</text:p>
      <text:p text:style-name="P1"/>
      <text:p text:style-name="P1">1.10.1: Pulling from docker/compose</text:p>
      <text:p text:style-name="P1">b7f33cc0b48e: Pull complete </text:p>
      <text:p text:style-name="P1">6eee752e5396: Pull complete </text:p>
      <text:p text:style-name="P1">47fa9819d17a: Pull complete </text:p>
      <text:p text:style-name="P1">02a3db631487: Pull complete </text:p>
      <text:p text:style-name="P1">938bc1eb66ad: Pull complete </text:p>
      <text:p text:style-name="P1">5f279040b7cf: Pull complete </text:p>
      <text:p text:style-name="P1">Digest: sha256:6e539fca9f205dc80311260f8cad4397a5d5d0c2ece758792cdbb0ca46432d88</text:p>
      <text:p text:style-name="P1">Status: Downloaded newer image for docker/compose:1.10.1</text:p>
      <text:p text:style-name="P1"/>
      <text:p text:style-name="P1">INFO: (che download): Checking for image 'eclipse/che-action:6.5.1'... not found</text:p>
      <text:p text:style-name="P1">INFO: (che download): Pulling image eclipse/che-action:6.5.1</text:p>
      <text:p text:style-name="P1"/>
      <text:p text:style-name="P1">6.5.1: Pulling from eclipse/che-action</text:p>
      <text:p text:style-name="P1">81033e7c1d6a: Already exists </text:p>
      <text:p text:style-name="P1">5e4b1437d038: Pull complete </text:p>
      <text:p text:style-name="P1">f85b5117e7dc: Pull complete </text:p>
      <text:p text:style-name="P1">9a82df98b742: Pull complete </text:p>
      <text:p text:style-name="P1">8a7f61c68103: Pull complete </text:p>
      <text:p text:style-name="P1">e2dbe16c971c: Pull complete </text:p>
      <text:p text:style-name="P1">Digest: sha256:63accd677041ad633867333d214fe0d2755c47e343d99ef3fb20c4b4c532f066</text:p>
      <text:p text:style-name="P1">Status: Downloaded newer image for eclipse/che-action:6.5.1</text:p>
      <text:p text:style-name="P1"/>
      <text:p text:style-name="P1">INFO: (che download): Checking for image 'eclipse/che-dir:6.5.1'... not found</text:p>
      <text:p text:style-name="P1">INFO: (che download): Pulling image eclipse/che-dir:6.5.1</text:p>
      <text:p text:style-name="P1"/>
      <text:p text:style-name="P1">6.5.1: Pulling from eclipse/che-dir</text:p>
      <text:p text:style-name="P1">81033e7c1d6a: Already exists </text:p>
      <text:p text:style-name="P1">5e4b1437d038: Already exists </text:p>
      <text:p text:style-name="P1">f85b5117e7dc: Already exists </text:p>
      <text:p text:style-name="P1">9a82df98b742: Already exists </text:p>
      <text:p text:style-name="P1">8a7f61c68103: Already exists </text:p>
      <text:p text:style-name="P1">e2dbe16c971c: Already exists </text:p>
      <text:p text:style-name="P1">Digest: sha256:79eac92e892f835fc10dde81964332f5ca02efe5f4aafc12204f4db9ebd1a56a</text:p>
      <text:p text:style-name="P1">Status: Downloaded newer image for eclipse/che-dir:6.5.1</text:p>
      <text:p text:style-name="P1"/>
      <text:p text:style-name="P1">INFO: (che download): Checking for image 'eclipse/che-test:6.5.1'... not found</text:p>
      <text:p text:style-name="P1">INFO: (che download): Pulling image eclipse/che-test:6.5.1</text:p>
      <text:p text:style-name="P1"/>
      <text:p text:style-name="P1">6.5.1: Pulling from eclipse/che-test</text:p>
      <text:p text:style-name="P1">81033e7c1d6a: Already exists </text:p>
      <text:p text:style-name="P1">5e4b1437d038: Already exists </text:p>
      <text:p text:style-name="P1">f85b5117e7dc: Already exists </text:p>
      <text:p text:style-name="P1">9a82df98b742: Already exists </text:p>
      <text:p text:style-name="P1">8a7f61c68103: Already exists </text:p>
      <text:p text:style-name="P1">e2dbe16c971c: Already exists </text:p>
      <text:p text:style-name="P1">Digest: sha256:0ca64881db3a23308dbc50ff2f51329f80368da2702b2f4c07b7a628ba848d83</text:p>
      <text:p text:style-name="P1">Status: Downloaded newer image for eclipse/che-test:6.5.1</text:p>
      <text:p text:style-name="P1"/>
      <text:p text:style-name="P1">INFO: (che download): Checking for image 'eclipse/che-mount:6.5.1'... not found</text:p>
      <text:p text:style-name="P1"><text:soft-page-break/>INFO: (che download): Pulling image eclipse/che-mount:6.5.1</text:p>
      <text:p text:style-name="P1"/>
      <text:p text:style-name="P1">6.5.1: Pulling from eclipse/che-mount</text:p>
      <text:p text:style-name="P1">81033e7c1d6a: Already exists </text:p>
      <text:p text:style-name="P1">d407cf894430: Pull complete </text:p>
      <text:p text:style-name="P1">90fffb00f7fa: Pull complete </text:p>
      <text:p text:style-name="P1">5aa638c8cd3e: Pull complete </text:p>
      <text:p text:style-name="P1">Digest: sha256:676bcd9aa6683342aa380272294ab75ac9fb87e6063d0f830d4eabbab2e7bbbd</text:p>
      <text:p text:style-name="P1">Status: Downloaded newer image for eclipse/che-mount:6.5.1</text:p>
      <text:p text:style-name="P1"/>
      <text:p text:style-name="P1">INFO: (che init): Installing configuration and bootstrap variables:</text:p>
      <text:p text:style-name="P1">INFO: (che init): <text:s text:c="2"/>CHE_HOST=172.17.0.1</text:p>
      <text:p text:style-name="P1">INFO: (che init): <text:s text:c="2"/>CHE_VERSION=6.5.1</text:p>
      <text:p text:style-name="P1">INFO: (che init): <text:s text:c="2"/>CHE_CONFIG=/home/akash</text:p>
      <text:p text:style-name="P1">INFO: (che init): <text:s text:c="2"/>CHE_INSTANCE=/home/akash/instance</text:p>
      <text:p text:style-name="P1">INFO: (che config): Generating che configuration...</text:p>
      <text:p text:style-name="P1">INFO: (che config): Customizing docker-compose for running in a container</text:p>
      <text:p text:style-name="P1">INFO: (che start): Preflight checks</text:p>
      <text:p text:style-name="P1">WARNING: No swap limit support</text:p>
      <text:p text:style-name="P1"><text:s text:c="9"/>mem (1.5 GiB): <text:s text:c="10"/>[OK]</text:p>
      <text:p text:style-name="P1"><text:s text:c="9"/>disk (100 MB): <text:s text:c="10"/>[OK]</text:p>
      <text:p text:style-name="P1"><text:s text:c="9"/>port 8080 (http): <text:s text:c="7"/>[AVAILABLE]</text:p>
      <text:p text:style-name="P1"><text:s text:c="9"/>conn (browser =&gt; ws): <text:s text:c="3"/>[OK]</text:p>
      <text:p text:style-name="P1"><text:s text:c="9"/>conn (server =&gt; ws): <text:s text:c="4"/>[OK]</text:p>
      <text:p text:style-name="P1"/>
      <text:p text:style-name="P1">INFO: (che start): Starting containers...</text:p>
      <text:p text:style-name="P1">INFO: (che start): Services booting...</text:p>
      <text:p text:style-name="P1">INFO: (che start): Server logs at "docker logs -f che"</text:p>
      <text:p text:style-name="P1">INFO: (che start): Booted and reachable</text:p>
      <text:p text:style-name="P1">INFO: (che start): Ver: 6.5.1</text:p>
      <text:p text:style-name="P1">INFO: (che start): Use: http://172.17.0.1:8080</text:p>
      <text:p text:style-name="P1">INFO: (che start): API: http://172.17.0.1:8080/swagger</text:p>
      <text:p text:style-name="P1">akash@akash-HP-Pavilion-15-Notebook-PC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7:20:39.023007922</meta:creation-date>
    <dc:date>2018-05-28T17:21:14.863300374</dc:date>
    <meta:editing-duration>PT37S</meta:editing-duration>
    <meta:editing-cycles>1</meta:editing-cycles>
    <meta:document-statistic meta:table-count="0" meta:image-count="0" meta:object-count="0" meta:page-count="3" meta:paragraph-count="121" meta:word-count="525" meta:character-count="5241" meta:non-whitespace-character-count="4695"/>
    <meta:generator>LibreOffice/5.1.6.2$Linux_X86_64 LibreOffice_project/10m0$Build-2</meta:generator>
  </office:meta>
</office:document-meta>
</file>